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Book Antiqua" svg:font-family="'Book Antiqua'"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text">
      <style:paragraph-properties fo:text-align="center" style:justify-single-word="false">
        <style:tab-stops>
          <style:tab-stop style:position="3in" style:type="center"/>
        </style:tab-stops>
      </style:paragraph-properties>
    </style:style>
    <style:style style:name="P2" style:family="paragraph" style:parent-style-name="bodytext">
      <style:paragraph-properties>
        <style:tab-stops>
          <style:tab-stop style:position="3in" style:type="center"/>
        </style:tab-stops>
      </style:paragraph-properties>
    </style:style>
    <style:style style:name="P3" style:family="paragraph" style:parent-style-name="bodytext" style:list-style-name=""/>
    <style:style style:name="P4" style:family="paragraph" style:parent-style-name="bodytext" style:master-page-name="First_20_Page">
      <style:paragraph-properties fo:text-align="center" style:justify-single-word="false" style:page-number="1">
        <style:tab-stops>
          <style:tab-stop style:position="3in" style:type="center"/>
        </style:tab-stops>
      </style:paragraph-properties>
    </style:style>
    <style:style style:name="P5" style:family="paragraph" style:parent-style-name="bodytext"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1" style:master-page-name="Convert_20_1">
      <style:paragraph-properties style:page-number="2">
        <style:tab-stops>
          <style:tab-stop style:position="6in" style:type="right" style:leader-style="dotted" style:leader-text="."/>
        </style:tab-stops>
      </style:paragraph-properties>
    </style:style>
    <style:style style:name="P8" style:family="paragraph" style:parent-style-name="Footer">
      <style:paragraph-properties>
        <style:tab-stops>
          <style:tab-stop style:position="2.9898in" style:type="center"/>
        </style:tab-stops>
      </style:paragraph-properties>
    </style:style>
    <style:style style:name="P9" style:family="paragraph" style:parent-style-name="Header">
      <style:paragraph-properties>
        <style:tab-stops>
          <style:tab-stop style:position="5.9992in" style:type="right"/>
        </style:tab-stops>
      </style:paragraph-properties>
    </style:style>
    <style:style style:name="P10" style:family="paragraph" style:parent-style-name="Bibliography1" style:master-page-name="Convert_20_3">
      <style:paragraph-properties style:page-number="auto"/>
    </style:style>
    <style:style style:name="P11" style:family="paragraph" style:parent-style-name="Paper_20_Title">
      <style:paragraph-properties fo:margin-left="0in" fo:margin-right="0in" fo:margin-top="0in" fo:margin-bottom="0in" fo:text-indent="0in" style:auto-text-indent="false"/>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language="la" fo:country="VA"/>
    </style:style>
    <style:style style:name="T4" style:family="text"/>
    <style:style style:name="fr1" style:family="graphic" style:parent-style-name="Frame">
      <style:graphic-properties style:wrap="none" style:vertical-pos="from-top" style:vertical-rel="page"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rame1" text:anchor-type="paragraph" svg:y="2.0008in" svg:width="6in" draw:z-index="0"><draw:text-box fo:min-height="0.0228in"><text:h text:style-name="Paper_20_Title" text:outline-level="9"><text:bookmark-start text:name="Text1"/><text:span text:style-name="T1"><text:text-input text:description="Text1">PAPER TITLE</text:text-input></text:span><text:bookmark-end text:name="Text1"/><text:span text:style-name="T1"> Here</text:span></text:h></draw:text-box></draw:frame></text:p>
      <text:p text:style-name="P1"/>
      <text:p text:style-name="P1"/>
      <text:p text:style-name="P1"/>
      <text:p text:style-name="P1"/>
      <text:p text:style-name="P1"/>
      <text:p text:style-name="P1"/>
      <text:p text:style-name="P1"/>
      <text:p text:style-name="P2"><text:tab/>by</text:p>
      <text:p text:style-name="P2"><text:tab/><text:bookmark-start text:name="Text7"/><text:span text:style-name="T1"><text:text-input text:description="Text7">YOUR NAME HERE</text:text-input></text:span><text:bookmark-end text:name="Text7"/></text:p>
      <text:p text:style-name="P1"/>
      <text:p text:style-name="P1"/>
      <text:p text:style-name="P1"/>
      <text:p text:style-name="P1"/>
      <text:p text:style-name="P1"/>
      <text:p text:style-name="P1"/>
      <text:p text:style-name="P2"><text:tab/>A paper</text:p>
      <text:p text:style-name="P2"><text:tab/>submitted in partial fulfillment</text:p>
      <text:p text:style-name="P2"><text:tab/>of the requirements for the course</text:p>
      <text:p text:style-name="P2"><text:tab/><text:bookmark-start text:name="Text2"/><text:span text:style-name="T1"><text:text-input text:description="Text2">COURSE NAME HERE</text:text-input></text:span><text:bookmark-end text:name="Text2"/></text:p>
      <text:p text:style-name="P2"><text:tab/>Foundation Baptist College</text:p>
      <text:p text:style-name="P2"><text:tab/><text:span text:style-name="T1">DUE DATE HERE</text:span></text:p>
      <text:table-of-content text:style-name="Sect1" text:name="Table of Contents1">
        <text:table-of-content-source text:outline-level="7" text:use-index-marks="false">
          <text:index-title-template text:style-name="Contents_20_Heading"/>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7"><draw:frame draw:style-name="fr1" draw:name="Frame2" text:anchor-type="paragraph" svg:y="2.0008in" svg:width="6in" draw:z-index="3"><draw:text-box fo:min-height="0.0228in"><text:h text:style-name="P11" text:outline-level="9">TABLE OF CONTENTS<text:line-break/></text:h></draw:text-box></draw:frame>PAPER TITLE HERE<text:tab/><text:a xlink:type="simple" xlink:href="#__RefHeading__48_462210397" text:style-name="Index_20_Link" text:visited-style-name="Index_20_Link"><text:span text:style-name="Index_20_Link">1</text:span></text:a></text:p>
          <text:p text:style-name="P6">BIBLIOGRAPHY<text:tab/><text:a xlink:type="simple" xlink:href="#__RefHeading___Toc255890322" text:style-name="Index_20_Link" text:visited-style-name="Index_20_Link"><text:span text:style-name="Index_20_Link">2</text:span></text:a></text:p>
        </text:index-body>
      </text:table-of-content>
      <text:p text:style-name="P3"/>
      <text:p text:style-name="P5"><draw:frame draw:style-name="fr1" draw:name="Frame3" text:anchor-type="paragraph" svg:y="2.0008in" svg:width="6in" draw:z-index="1"><draw:text-box fo:min-height="0.0228in"><text:h text:style-name="Heading_20_1" text:outline-level="1"><text:bookmark-start text:name="__RefHeading__48_462210397"/><text:bookmark-start text:name="Text5"/><text:span text:style-name="T1"><text:text-input text:description="Text5">PAPER TITLE</text:text-input></text:span><text:bookmark-end text:name="Text5"/><text:span text:style-name="T1"> HERE</text:span><text:bookmark-end text:name="__RefHeading__48_462210397"/></text:h></draw:text-box></draw:frame><text:bookmark-start text:name="bkmBODY"/>Type over this paragraph to begin your paper.<text:bookmark-end text:name="bkmBODY"/> For instructions on how to use this template, see the video titled <text:span text:style-name="T2">Using Turabian Wizard styles</text:span> on <text:a xlink:type="simple" xlink:href="http://vimeo.com/13361608" text:style-name="Internet_20_link" text:visited-style-name="Visited_20_Internet_20_Link"><text:span text:style-name="Internet_20_link">this page</text:span></text:a>. </text:p>
      <text:p text:style-name="bodytext">This document fixes a bug with the Invisible Heading style that popped up when we converted the Word file to OpenOffice format, as well as some minor page numbering alignment issues.</text:p>
      <text:p text:style-name="bodytext">Here is some more body text. <text:span text:style-name="T3">Donec nisl metus, mollis tincidunt pellentesque sit amet, tincidunt sit amet felis. Morbi lacus justo, tincidunt at dictum quis, mollis ut eros. Vestibulum ut neque ut orci fermentum faucibus vitae nec nunc. Maecenas nec lorem dolor, at adipiscing ipsum. Duis id faucibus nunc. Proin consectetur dapibus felis sodales aliquet. Integer sodales, elit id pulvinar bibendum, sapien tortor condimentum lectus, ut fringilla magna magna convallis nisi. Nam leo ante, luctus ac tempor sed, bibendum eu metus. Sed ac nulla quis neque facilisis feugiat ut accumsan velit. Suspendisse potenti. Nam vulputate elit nec magna interdum quis ultricies dolor pretium. Vestibulum accumsan lobortis ornare. Integer suscipit dapibus lobortis. Cras pulvinar dignissim massa id varius. Donec auctor rhoncus pretium. Vivamus vitae magna sapien. Etiam id cursus tellus. Proin sit amet consectetur nunc.</text:span></text:p>
      <text:p text:style-name="P10"><draw:frame draw:style-name="fr1" draw:name="Frame4" text:anchor-type="paragraph" svg:y="2.0008in" svg:width="6in" draw:z-index="2"><draw:text-box fo:min-height="0.0228in"><text:h text:style-name="Heading_20_1" text:outline-level="1"><text:bookmark-start text:name="__RefHeading___Toc255890322"/><text:bookmark-start text:name="Text6"/><text:text-input text:description="Text6">BIBLIOGRAPHY</text:text-input><text:bookmark-end text:name="__RefHeading___Toc255890322"/><text:bookmark-end text:name="Text6"/></text:h></draw:text-box></draw:frame>Type 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Book Antiqua" svg:font-family="'Book Antiqua'" style:font-family-generic="roman"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Book Antiqua" fo:font-size="12pt" fo:language="en" fo:country="US" style:font-name-asian="Times New Roman" style:font-size-asian="12pt" style:font-name-complex="Book Antiqua"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bodytext" style:default-outline-level="1" style:class="text">
      <style:paragraph-properties fo:margin-top="0in" fo:margin-bottom="0.1665in" fo:line-height="0.1665in" fo:text-align="center" style:justify-single-word="false" fo:break-before="page" fo:keep-with-next="always"/>
      <style:text-properties fo:text-transform="uppercase"/>
    </style:style>
    <style:style style:name="Heading_20_2" style:display-name="Heading 2" style:family="paragraph" style:parent-style-name="Standard" style:next-style-name="bodytext" style:default-outline-level="2" style:class="text">
      <style:paragraph-properties fo:margin-top="0.1665in" fo:margin-bottom="0in" fo:line-height="0.3335in" fo:text-align="center" style:justify-single-word="false" fo:keep-together="always" fo:keep-with-next="always"/>
      <style:text-properties fo:font-style="italic" style:font-style-asian="italic"/>
    </style:style>
    <style:style style:name="Heading_20_3" style:display-name="Heading 3" style:family="paragraph" style:parent-style-name="Heading_20_2" style:next-style-name="bodytext" style:default-outline-level="3" style:class="text">
      <style:text-properties fo:font-style="normal" style:font-style-asian="normal"/>
    </style:style>
    <style:style style:name="Heading_20_4" style:display-name="Heading 4" style:family="paragraph" style:parent-style-name="Heading_20_2" style:next-style-name="bodytext" style:default-outline-level="4" style:class="text">
      <style:paragraph-properties fo:text-align="start" style:justify-single-word="false"/>
    </style:style>
    <style:style style:name="Heading_20_5" style:display-name="Heading 5" style:family="paragraph" style:parent-style-name="Heading_20_2" style:next-style-name="bodytext" style:default-outline-level="5" style:class="text">
      <style:paragraph-properties fo:text-align="start" style:justify-single-word="false"/>
      <style:text-properties fo:font-style="normal" style:font-style-asian="normal"/>
    </style:style>
    <style:style style:name="bodytext" style:family="paragraph" style:parent-style-name="Standard">
      <style:paragraph-properties fo:margin-left="0in" fo:margin-right="0in" fo:line-height="0.3335in" fo:text-indent="0.5in" style:auto-text-indent="false"/>
    </style:style>
    <style:style style:name="Contents_20_5" style:display-name="Contents 5" style:family="paragraph" style:parent-style-name="Standard" style:next-style-name="Standard" style:class="index">
      <style:paragraph-properties fo:margin-left="2in" fo:margin-right="0.5in" fo:text-indent="0in" style:auto-text-indent="false"/>
    </style:style>
    <style:style style:name="Contents_20_4" style:display-name="Contents 4" style:family="paragraph" style:parent-style-name="Standard" style:next-style-name="Standard" style:class="index">
      <style:paragraph-properties fo:margin-left="1.5in" fo:margin-right="0.5in" fo:text-indent="0in" style:auto-text-indent="false"/>
    </style:style>
    <style:style style:name="Contents_20_3" style:display-name="Contents 3" style:family="paragraph" style:parent-style-name="Standard" style:next-style-name="Standard" style:class="index">
      <style:paragraph-properties fo:margin-left="1in" fo:margin-right="0.5in" fo:text-indent="0in" style:auto-text-indent="false"/>
    </style:style>
    <style:style style:name="Contents_20_2" style:display-name="Contents 2" style:family="paragraph" style:parent-style-name="Standard" style:next-style-name="Standard" style:class="index">
      <style:paragraph-properties fo:margin-left="0.5in" fo:margin-right="0.5in" fo:text-indent="0in" style:auto-text-indent="false"/>
      <style:text-properties fo:text-transform="uppercase"/>
    </style:style>
    <style:style style:name="Contents_20_1" style:display-name="Contents 1" style:family="paragraph" style:parent-style-name="Standard" style:next-style-name="Standard" style:class="index">
      <style:paragraph-properties fo:margin-left="0in" fo:margin-right="0.5in" fo:text-indent="0in" style:auto-text-indent="false"/>
    </style:style>
    <style:style style:name="Footer" style:family="paragraph" style:parent-style-name="Standard" style:class="extra">
      <style:paragraph-properties fo:line-height="0.3335in"/>
      <style:text-properties style:text-position="-25% 100%"/>
    </style:style>
    <style:style style:name="Header" style:family="paragraph" style:parent-style-name="Standard" style:class="extra">
      <style:paragraph-properties fo:line-height="0.1665in"/>
    </style:style>
    <style:style style:name="Footnote" style:family="paragraph" style:parent-style-name="Standard" style:class="extra">
      <style:paragraph-properties fo:margin-left="0in" fo:margin-right="0in" fo:margin-top="0.1665in" fo:margin-bottom="0in" fo:line-height="0.1665in" fo:text-indent="0.5in" style:auto-text-indent="false"/>
      <style:text-properties fo:font-size="10pt" style:font-size-asian="10pt"/>
    </style:style>
    <style:style style:name="titlecon" style:family="paragraph" style:parent-style-name="Heading_20_1" style:next-style-name="bodytext" style:default-outline-level="" style:list-style-name="">
      <style:paragraph-properties fo:keep-together="always" fo:break-before="auto" fo:break-after="auto"/>
    </style:style>
    <style:style style:name="footnote_20_line" style:display-name="footnote line" style:family="paragraph" style:parent-style-name="Standard">
      <style:paragraph-properties fo:line-height="0.1665in"/>
      <style:text-properties style:text-underline-style="solid" style:text-underline-width="auto" style:text-underline-color="font-color"/>
    </style:style>
    <style:style style:name="firstheader" style:family="paragraph" style:parent-style-name="Header">
      <style:paragraph-properties fo:line-height="0.972in"/>
    </style:style>
    <style:style style:name="Bibliography1" style:family="paragraph" style:parent-style-name="bodytext">
      <style:paragraph-properties fo:margin-left="0.5in" fo:margin-right="0in" fo:margin-top="0in" fo:margin-bottom="0.1665in" fo:line-height="0.1665in" fo:text-indent="-0.5in" style:auto-text-indent="false"/>
    </style:style>
    <style:style style:name="Quote1" style:family="paragraph" style:parent-style-name="Standard" style:next-style-name="bodytext">
      <style:paragraph-properties fo:margin-left="0.5in" fo:margin-right="0in" fo:margin-top="0.139in" fo:margin-bottom="0in" fo:line-height="0.1665in" fo:text-indent="0in" style:auto-text-indent="false"/>
      <style:text-properties fo:font-size="10pt" style:font-size-asian="10pt"/>
    </style:style>
    <style:style style:name="continuation" style:family="paragraph" style:parent-style-name="bodytext" style:next-style-name="bodytext">
      <style:paragraph-properties fo:margin-left="0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mment_20_Text" style:display-name="Comment Text" style:family="paragraph" style:parent-style-name="Standard">
      <style:text-properties style:font-name="Century Schoolbook" fo:font-size="10pt" style:font-size-asian="10pt" style:font-name-complex="Century Schoolbook"/>
    </style:style>
    <style:style style:name="Bib_20_Header" style:display-name="Bib Header" style:family="paragraph" style:parent-style-name="Header">
      <style:paragraph-properties fo:margin-top="0in" fo:margin-bottom="0.1665in"/>
    </style:style>
    <style:style style:name="Invisible_20_Heading" style:display-name="Invisible Heading" style:family="paragraph" style:parent-style-name="Heading_20_2" style:next-style-name="bodytext" style:default-outline-level="2" style:list-style-name="">
      <style:paragraph-properties fo:margin-top="0in" fo:margin-bottom="0in" fo:line-height="0.0138in"/>
      <style:text-properties fo:text-transform="uppercase" fo:color="#ffffff" fo:font-size="1pt" fo:font-style="normal" style:font-size-asian="1pt" style:font-style-asian="normal"/>
    </style:style>
    <style:style style:name="Paper_20_Title" style:display-name="Paper Title" style:family="paragraph" style:parent-style-name="Heading_20_1" style:default-outline-level="9" style:list-style-nam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style style:name="Footnote_20_Symbol" style:display-name="Footnote Symbol" style:family="text">
      <style:text-properties style:text-position="44% 100%" fo:font-size="9pt" style:font-size-asian="9pt"/>
    </style:style>
    <style:style style:name="Page_20_Number" style:display-name="Page Number" style:family="text" style:parent-style-name="Default_20_Paragraph_20_Font"/>
    <style:style style:name="Comment_20_Reference" style:display-name="Comment Reference" style:family="text">
      <style:text-properties fo:color="#ff0000" fo:font-size="8pt" style:font-size-asian="8pt" text:display="none"/>
    </style:style>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2.9898in" style:type="center"/>
        </style:tab-stops>
      </style:paragraph-properties>
    </style:style>
    <style:style style:name="MP2" style:family="paragraph" style:parent-style-name="Header">
      <style:paragraph-properties>
        <style:tab-stops>
          <style:tab-stop style:position="5.9992in" style:type="right"/>
        </style:tab-stops>
      </style:paragraph-properties>
    </style:style>
    <style:style style:name="MT1" style:family="text"/>
    <style:page-layout style:name="Mpm1">
      <style:page-layout-properties fo:page-width="8.5in" fo:page-height="11in" style:num-format="1"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5in" fo:page-height="11in" style:num-format="1"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3">
      <style:page-layout-properties fo:page-width="8.5in" fo:page-height="11in" style:num-format="i"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4">
      <style:page-layout-properties fo:page-width="8.5in" fo:page-height="11in" style:num-format="i"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text:tab/><text:page-number text:select-page="current">3</text:page-number></text:p>
      </style:header>
    </style:master-page>
    <style:master-page style:name="First_20_Page" style:display-name="First Page" style:page-layout-name="Mpm2" style:next-style-name="Standard">
      <style:header>
        <text:p text:style-name="firstheader"><text:s text:c="2"/></text:p>
      </style:header>
      <style:footer>
        <text:p text:style-name="Footer"><text:tab/></text:p>
      </style:footer>
    </style:master-page>
    <style:master-page style:name="Convert_20_1" style:display-name="Convert 1" style:page-layout-name="Mpm3" style:next-style-name="Next_20_convert_20_1">
      <style:header>
        <text:p text:style-name="firstheader"><text:s text:c="2"/></text:p>
      </style:header>
      <style:footer>
        <text:p text:style-name="MP1"><text:tab/><text:span text:style-name="Page_20_Number"><text:page-number text:select-page="current">ii</text:page-number></text:span></text:p>
      </style:footer>
    </style:master-page>
    <style:master-page style:name="Next_20_convert_20_1" style:display-name="Next convert 1" style:page-layout-name="Mpm4">
      <style:header>
        <text:p text:style-name="Header"><text:tab/><text:page-number text:select-page="current">3</text:page-number></text:p>
      </style:header>
    </style:master-page>
    <style:master-page style:name="Convert_20_2" style:display-name="Convert 2" style:page-layout-name="Mpm2" style:next-style-name="Next_20_convert_20_2">
      <style:header>
        <text:p text:style-name="firstheader"><text:s text:c="2"/></text:p>
      </style:header>
      <style:footer>
        <text:p text:style-name="MP1"><text:tab/><text:page-number text:select-page="current">1</text:page-number></text:p>
      </style:footer>
    </style:master-page>
    <style:master-page style:name="Next_20_convert_20_2" style:display-name="Next convert 2" style:page-layout-name="Mpm1">
      <style:header>
        <text:p text:style-name="MP2"><text:tab/><text:page-number text:select-page="current">4</text:page-number></text:p>
      </style:header>
    </style:master-page>
    <style:master-page style:name="Convert_20_3" style:display-name="Convert 3" style:page-layout-name="Mpm2" style:next-style-name="Next_20_convert_20_3">
      <style:header>
        <text:p text:style-name="firstheader"><text:s text:c="2"/></text:p>
      </style:header>
      <style:footer>
        <text:p text:style-name="Footer"><text:tab/><text:page-number text:select-page="current">2</text:page-number></text:p>
      </style:footer>
    </style:master-page>
    <style:master-page style:name="Next_20_convert_20_3" style:display-name="Next convert 3" style:page-layout-name="Mpm1">
      <style:header>
        <text:p text:style-name="Bib_20_Header"><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urabian Wizard</dc:title>
    <dc:description>Formats paper to meet Kate Turabian 6th standards.
Formating styles supplied by Dr. Robert Bell.</dc:description>
    <meta:initial-creator>Duncan</meta:initial-creator>
    <meta:creation-date>2014-03-06T12:17:00</meta:creation-date>
    <dc:date>2015-03-26T14:57:54.36</dc:date>
    <meta:print-date>2001-03-01T17:34:00</meta:print-date>
    <meta:editing-cycles>4</meta:editing-cycles>
    <meta:editing-duration>P2171DT9H55M11S</meta:editing-duration>
    <meta:generator>OpenOffice/4.1.1$Win32 OpenOffice.org_project/411m6$Build-9775</meta:generator>
    <meta:document-statistic meta:table-count="0" meta:image-count="0" meta:object-count="0" meta:page-count="4" meta:paragraph-count="30" meta:word-count="252" meta:character-count="1536"/>
    <meta:user-defined meta:name="Date Completed" meta:value-type="date">2002-05-20T22:00:00</meta:user-defined>
    <meta:user-defined meta:name="Editor">Dr. Robert Bell</meta:user-defined>
    <meta:user-defined meta:name="Language">English</meta:user-defined>
    <meta:user-defined meta:name="Owner">Brian Kane</meta:user-defined>
  </office:meta>
</office:document-meta>
</file>